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 Create a table to log commission updates</text:p>
      <text:p text:style-name="P1">CREATE TABLE commission_update (</text:p>
      <text:p text:style-name="P1"><text:s text:c="2"/>eid NUMBER(6),</text:p>
      <text:p text:style-name="P1"><text:s text:c="2"/>old_commission NUMBER(10),</text:p>
      <text:p text:style-name="P1"><text:s text:c="2"/>new_commission NUMBER(10),</text:p>
      <text:p text:style-name="P1"><text:s text:c="2"/>update_date DATE</text:p>
      <text:p text:style-name="P1">);</text:p>
      <text:p text:style-name="P1"/>
      <text:p text:style-name="P1">-- Declare a cursor to select employee numbers, salaries, and years of service from the emp table</text:p>
      <text:p text:style-name="P1">DECLARE</text:p>
      <text:p text:style-name="P1"><text:s text:c="2"/>CURSOR c1 IS</text:p>
      <text:p text:style-name="P1"><text:s text:c="4"/>SELECT empno, sal, hire_date FROM emp;</text:p>
      <text:p text:style-name="P1"/>
      <text:p text:style-name="P1"><text:s text:c="2"/>-- Declare variables</text:p>
      <text:p text:style-name="P1"><text:s text:c="2"/>eid emp.empno%TYPE;</text:p>
      <text:p text:style-name="P1"><text:s text:c="2"/>salary emp.sal%TYPE;</text:p>
      <text:p text:style-name="P1"><text:s text:c="2"/>hire_date emp.hire_date%TYPE;</text:p>
      <text:p text:style-name="P1"><text:s text:c="2"/>commission NUMBER(10);</text:p>
      <text:p text:style-name="P1"/>
      <text:p text:style-name="P1">BEGIN</text:p>
      <text:p text:style-name="P1"><text:s text:c="2"/>-- Open the cursor</text:p>
      <text:p text:style-name="P1"><text:s text:c="2"/>OPEN c1;</text:p>
      <text:p text:style-name="P1"/>
      <text:p text:style-name="P1"><text:s text:c="2"/>-- Start a loop to process each employee</text:p>
      <text:p text:style-name="P1"><text:s text:c="2"/>LOOP</text:p>
      <text:p text:style-name="P1"><text:s text:c="4"/>-- Fetch employee number, salary, and hire date from the cursor</text:p>
      <text:p text:style-name="P1"><text:s text:c="4"/>FETCH c1 INTO eid, salary, hire_date;</text:p>
      <text:p text:style-name="P1"/>
      <text:p text:style-name="P1"><text:s text:c="4"/>-- Exit the loop when there are no more rows to fetch</text:p>
      <text:p text:style-name="P1"><text:s text:c="4"/>EXIT WHEN c1%NOTFOUND;</text:p>
      <text:p text:style-name="P1"/>
      <text:p text:style-name="P1"><text:s text:c="4"/>-- Calculate the years of service based on the hire date</text:p>
      <text:p text:style-name="P1"><text:s text:c="4"/>DECLARE</text:p>
      <text:p text:style-name="P1"><text:s text:c="6"/>service_years NUMBER;</text:p>
      <text:p text:style-name="P1"><text:s text:c="4"/>BEGIN</text:p>
      <text:p text:style-name="P1"><text:s text:c="6"/>service_years := TRUNC(MONTHS_BETWEEN(SYSDATE, hire_date) / 12);</text:p>
      <text:p text:style-name="P1"><text:s text:c="4"/>END;</text:p>
      <text:p text:style-name="P1"/>
      <text:p text:style-name="P1"><text:s text:c="4"/>-- Calculate commission based on years of service and salary</text:p>
      <text:p text:style-name="P1"><text:s text:c="4"/>IF service_years &gt;= 1 AND service_years &lt;= 10 THEN</text:p>
      <text:p text:style-name="P1"><text:s text:c="6"/>commission := 0.10 * salary; -- 10% commission</text:p>
      <text:p text:style-name="P1"><text:s text:c="4"/>ELSIF service_years &gt; 10 AND service_years &lt;= 20 THEN</text:p>
      <text:p text:style-name="P1"><text:s text:c="6"/>commission := 0.20 * salary; -- 20% commission</text:p>
      <text:p text:style-name="P1"><text:s text:c="4"/>ELSIF service_years &gt; 20 THEN</text:p>
      <text:p text:style-name="P1"><text:s text:c="6"/>commission := 0.30 * salary; -- 30% commission</text:p>
      <text:p text:style-name="P1"><text:s text:c="4"/>ELSE</text:p>
      <text:p text:style-name="P1"><text:s text:c="6"/>commission := 0; -- No commission for less than 1 year of service</text:p>
      <text:p text:style-name="P1"><text:s text:c="4"/>END IF;</text:p>
      <text:p text:style-name="P1"/>
      <text:p text:style-name="P1"><text:s text:c="4"/>-- Insert a record into the commission_update table</text:p>
      <text:p text:style-name="P1"><text:s text:c="4"/>INSERT INTO commission_update VALUES (eid, NULL, commission, SYSDATE);</text:p>
      <text:p text:style-name="P1"><text:soft-page-break/></text:p>
      <text:p text:style-name="P1"><text:s text:c="4"/>-- Print commission details (you can replace this with your preferred logging method)</text:p>
      <text:p text:style-name="P1"><text:s text:c="4"/>DBMS_OUTPUT.PUT_LINE('Employee ' || eid || ' has ' || service_years || ' years of service and commission ' || commission);</text:p>
      <text:p text:style-name="P1"/>
      <text:p text:style-name="P1"><text:s text:c="2"/>END LOOP;</text:p>
      <text:p text:style-name="P1"/>
      <text:p text:style-name="P1"><text:s text:c="2"/>-- Close the cursor</text:p>
      <text:p text:style-name="P1"><text:s text:c="2"/>CLOSE c1;</text:p>
      <text:p text:style-name="P1"/>
      <text:p text:style-name="P1">END;</text:p>
      <text:p text:style-name="P1">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20:38:53.567453507</meta:creation-date>
    <dc:date>2023-09-22T20:39:44.418853890</dc:date>
    <meta:editing-duration>PT56S</meta:editing-duration>
    <meta:editing-cycles>1</meta:editing-cycles>
    <meta:document-statistic meta:table-count="0" meta:image-count="0" meta:object-count="0" meta:page-count="2" meta:paragraph-count="50" meta:word-count="261" meta:character-count="1752" meta:non-whitespace-character-count="1395"/>
    <meta:generator>LibreOffice/6.0.7.3$Linux_X86_64 LibreOffice_project/00m0$Build-3</meta:generator>
  </office:meta>
</office:document-meta>
</file>